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Horizontal_20_Line">
      <style:paragraph-properties fo:text-align="justify" style:justify-single-word="false"/>
    </style:style>
    <style:style style:name="P4" style:family="paragraph" style:parent-style-name="Standard">
      <style:text-properties officeooo:rsid="0016af4f" officeooo:paragraph-rsid="0016af4f"/>
    </style:style>
    <style:style style:name="P5" style:family="paragraph" style:parent-style-name="Standard">
      <style:text-properties officeooo:rsid="0016af4f" officeooo:paragraph-rsid="001974b3"/>
    </style:style>
    <style:style style:name="P6" style:family="paragraph" style:parent-style-name="Text_20_body">
      <style:paragraph-properties fo:text-align="justify" style:justify-single-word="false"/>
    </style:style>
    <style:style style:name="T1" style:family="text">
      <style:text-properties fo:font-weight="bold"/>
    </style:style>
    <style:style style:name="T2" style:family="text">
      <style:text-properties fo:color="#cc4400" fo:font-weight="bold"/>
    </style:style>
    <style:style style:name="T3" style:family="text">
      <style:text-properties fo:color="#00bb00" fo:font-weight="bold"/>
    </style:style>
    <style:style style:name="T4" style:family="text">
      <style:text-properties fo:color="#4444dd" fo:font-weight="bold"/>
    </style:style>
    <style:style style:name="T5" style:family="text">
      <style:text-properties fo:color="#555500" fo:font-weight="bold"/>
    </style:style>
    <style:style style:name="T6" style:family="text">
      <style:text-properties officeooo:rsid="0016af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176.</text:p>
      <text:p text:style-name="P5">evaṃ</text:p>
      <text:p text:style-name="P5">me</text:p>
      <text:p text:style-name="P5">sutaṃ</text:p>
      <text:p text:style-name="P5">—</text:p>
      <text:p text:style-name="P5">ekaṃ</text:p>
      <text:p text:style-name="P5">samayaṃ</text:p>
      <text:p text:style-name="P5">bhagavā</text:p>
      <text:p text:style-name="P5">sāvatthiyaṃ</text:p>
      <text:p text:style-name="P5">viharati</text:p>
      <text:p text:style-name="P5">pubbārāme</text:p>
      <text:p text:style-name="P5">migāramātupāsāde.</text:p>
      <text:p text:style-name="P5">atha</text:p>
      <text:p text:style-name="P5">kho</text:p>
      <text:p text:style-name="P5">āyasmā</text:p>
      <text:p text:style-name="P5">ānando</text:p>
      <text:p text:style-name="P5">sāyanhasamayaṃ</text:p>
      <text:p text:style-name="P5">paṭisallānā</text:p>
      <text:p text:style-name="P5">vuṭṭhito</text:p>
      <text:p text:style-name="P5">yena</text:p>
      <text:p text:style-name="P5">bhagavā</text:p>
      <text:p text:style-name="P5">tenupasaṅkami;</text:p>
      <text:p text:style-name="P5">upasaṅkamitvā</text:p>
      <text:p text:style-name="P5">bhagavantaṃ</text:p>
      <text:p text:style-name="P5">abhivādetvā</text:p>
      <text:p text:style-name="P5">ekamantaṃ</text:p>
      <text:p text:style-name="P5">nisīdi.</text:p>
      <text:p text:style-name="P5">ekamantaṃ</text:p>
      <text:p text:style-name="P5">nisinno</text:p>
      <text:p text:style-name="P5">kho</text:p>
      <text:p text:style-name="P5">āyasmā</text:p>
      <text:p text:style-name="P5">ānando</text:p>
      <text:p text:style-name="P5">bhagavantaṃ</text:p>
      <text:p text:style-name="P5">etadavoca</text:p>
      <text:p text:style-name="P5">—</text:p>
      <text:p text:style-name="P5">“ekamidaṃ,</text:p>
      <text:p text:style-name="P5">bhante,</text:p>
      <text:p text:style-name="P5">samayaṃ</text:p>
      <text:p text:style-name="P5">bhagavā</text:p>
      <text:p text:style-name="P5">sakkesu</text:p>
      <text:p text:style-name="P5">viharati</text:p>
      <text:p text:style-name="P5">nagarakaṃ</text:p>
      <text:p text:style-name="P5">nāma</text:p>
      <text:p text:style-name="P5">sakyānaṃ</text:p>
      <text:p text:style-name="P5">nigamo.</text:p>
      <text:p text:style-name="P5">tattha</text:p>
      <text:p text:style-name="P5">me,</text:p>
      <text:p text:style-name="P5">bhante,</text:p>
      <text:p text:style-name="P5"><text:soft-page-break/>bhagavato</text:p>
      <text:p text:style-name="P5">sammukhā</text:p>
      <text:p text:style-name="P5">sutaṃ,</text:p>
      <text:p text:style-name="P5">sammukhā</text:p>
      <text:p text:style-name="P5">paṭiggahitaṃ</text:p>
      <text:p text:style-name="P5">—</text:p>
      <text:p text:style-name="P5">‘suññatāvihārenāhaṃ,</text:p>
      <text:p text:style-name="P5">ānanda,</text:p>
      <text:p text:style-name="P5">etarahi</text:p>
      <text:p text:style-name="P5">bahulaṃ</text:p>
      <text:p text:style-name="P5">viharāmī’ti.</text:p>
      <text:p text:style-name="P5">kacci</text:p>
      <text:p text:style-name="P5">metaṃ,</text:p>
      <text:p text:style-name="P5">bhante,</text:p>
      <text:p text:style-name="P5">sussutaṃ</text:p>
      <text:p text:style-name="P5">suggahitaṃ</text:p>
      <text:p text:style-name="P5">sumanasikataṃ</text:p>
      <text:p text:style-name="P5">sūpadhāritan”ti?</text:p>
      <text:p text:style-name="P5">“taggha</text:p>
      <text:p text:style-name="P5">te</text:p>
      <text:p text:style-name="P5">etaṃ,</text:p>
      <text:p text:style-name="P5">ānanda,</text:p>
      <text:p text:style-name="P5">sussutaṃ</text:p>
      <text:p text:style-name="P5">suggahitaṃ</text:p>
      <text:p text:style-name="P5">sumanasikataṃ</text:p>
      <text:p text:style-name="P5">sūpadhāritaṃ.</text:p>
      <text:p text:style-name="P5">pubbepāhaṃ,</text:p>
      <text:p text:style-name="P5">ānanda,</text:p>
      <text:p text:style-name="P5">etarahipi</text:p>
      <text:p text:style-name="P5">suññatāvihārena</text:p>
      <text:p text:style-name="P5">bahulaṃ</text:p>
      <text:p text:style-name="P5">viharāmi.</text:p>
      <text:p text:style-name="P5">seyyathāpi,</text:p>
      <text:p text:style-name="P5">ānanda,</text:p>
      <text:p text:style-name="P5">ayaṃ</text:p>
      <text:p text:style-name="P5">migāramātupāsādo</text:p>
      <text:p text:style-name="P5">suñño</text:p>
      <text:p text:style-name="P5">hatthigavassavaḷavena,</text:p>
      <text:p text:style-name="P5">suñño</text:p>
      <text:p text:style-name="P5">jātarūparajatena,</text:p>
      <text:p text:style-name="P5">suñño</text:p>
      <text:p text:style-name="P5">itthipurisasannipātena</text:p>
      <text:p text:style-name="P5">atthi</text:p>
      <text:p text:style-name="P5">cevidaṃ</text:p>
      <text:p text:style-name="P5">asuññataṃ</text:p>
      <text:p text:style-name="P5">yadidaṃ</text:p>
      <text:p text:style-name="P5">—</text:p>
      <text:p text:style-name="P5">bhikkhusaṅghaṃ</text:p>
      <text:p text:style-name="P5">paṭicca</text:p>
      <text:p text:style-name="P5"><text:soft-page-break/>ekattaṃ;</text:p>
      <text:p text:style-name="P5">evameva</text:p>
      <text:p text:style-name="P5">kho,</text:p>
      <text:p text:style-name="P5">ānanda,</text:p>
      <text:p text:style-name="P5">bhikkhu</text:p>
      <text:p text:style-name="P5">amanasikaritvā</text:p>
      <text:p text:style-name="P5">gāmasaññaṃ,</text:p>
      <text:p text:style-name="P5">amanasikaritvā</text:p>
      <text:p text:style-name="P5">manussasaññaṃ,</text:p>
      <text:p text:style-name="P5">araññasaññaṃ</text:p>
      <text:p text:style-name="P5">paṭicca</text:p>
      <text:p text:style-name="P5">manasi</text:p>
      <text:p text:style-name="P5">karoti</text:p>
      <text:p text:style-name="P5">ekattaṃ.</text:p>
      <text:p text:style-name="P5">tassa</text:p>
      <text:p text:style-name="P5">araññasaññāya</text:p>
      <text:p text:style-name="P5">cittaṃ</text:p>
      <text:p text:style-name="P5">pakkhandati</text:p>
      <text:p text:style-name="P5">pasīdati</text:p>
      <text:p text:style-name="P5">santiṭṭhati</text:p>
      <text:p text:style-name="P5">adhimuccati.</text:p>
      <text:p text:style-name="P5">so</text:p>
      <text:p text:style-name="P5">evaṃ</text:p>
      <text:p text:style-name="P5">pajānāti</text:p>
      <text:p text:style-name="P5">—</text:p>
      <text:p text:style-name="P5">‘ye</text:p>
      <text:p text:style-name="P5">assu</text:p>
      <text:p text:style-name="P5">darathā</text:p>
      <text:p text:style-name="P5">gāmasaññaṃ</text:p>
      <text:p text:style-name="P5">paṭicca</text:p>
      <text:p text:style-name="P5">tedha</text:p>
      <text:p text:style-name="P5">na</text:p>
      <text:p text:style-name="P5">santi,</text:p>
      <text:p text:style-name="P5">ye</text:p>
      <text:p text:style-name="P5">assu</text:p>
      <text:p text:style-name="P5">darathā</text:p>
      <text:p text:style-name="P5">manussasaññaṃ</text:p>
      <text:p text:style-name="P5">paṭicca</text:p>
      <text:p text:style-name="P5">tedha</text:p>
      <text:p text:style-name="P5">na</text:p>
      <text:p text:style-name="P5">santi,</text:p>
      <text:p text:style-name="P5">atthi</text:p>
      <text:p text:style-name="P5">cevāyaṃ</text:p>
      <text:p text:style-name="P5">darathamattā</text:p>
      <text:p text:style-name="P5">yadidaṃ</text:p>
      <text:p text:style-name="P5">—</text:p>
      <text:p text:style-name="P5">araññasaññaṃ</text:p>
      <text:p text:style-name="P5">paṭicca</text:p>
      <text:p text:style-name="P5">ekattan’ti.</text:p>
      <text:p text:style-name="P5"><text:soft-page-break/>so</text:p>
      <text:p text:style-name="P5">‘suññamidaṃ</text:p>
      <text:p text:style-name="P5">saññāgataṃ</text:p>
      <text:p text:style-name="P5">gāmasaññāyā’ti</text:p>
      <text:p text:style-name="P5">pajānāti,</text:p>
      <text:p text:style-name="P5">‘suññamidaṃ</text:p>
      <text:p text:style-name="P5">saññāgataṃ</text:p>
      <text:p text:style-name="P5">manussasaññāyā’ti</text:p>
      <text:p text:style-name="P5">pajānāti,</text:p>
      <text:p text:style-name="P5">‘atthi</text:p>
      <text:p text:style-name="P5">cevidaṃ</text:p>
      <text:p text:style-name="P5">asuññataṃ</text:p>
      <text:p text:style-name="P5">yadidaṃ</text:p>
      <text:p text:style-name="P5">—</text:p>
      <text:p text:style-name="P5">araññasaññaṃ</text:p>
      <text:p text:style-name="P5">paṭicca</text:p>
      <text:p text:style-name="P5">ekattan’ti.</text:p>
      <text:p text:style-name="P5">iti</text:p>
      <text:p text:style-name="P5">yañhi</text:p>
      <text:p text:style-name="P5">kho</text:p>
      <text:p text:style-name="P5">tattha</text:p>
      <text:p text:style-name="P5">na</text:p>
      <text:p text:style-name="P5">hoti</text:p>
      <text:p text:style-name="P5">tena</text:p>
      <text:p text:style-name="P5">taṃ</text:p>
      <text:p text:style-name="P5">suññaṃ</text:p>
      <text:p text:style-name="P5">samanupassati,</text:p>
      <text:p text:style-name="P5">yaṃ</text:p>
      <text:p text:style-name="P5">pana</text:p>
      <text:p text:style-name="P5">tattha</text:p>
      <text:p text:style-name="P5">avasiṭṭhaṃ</text:p>
      <text:p text:style-name="P5">hoti</text:p>
      <text:p text:style-name="P5">taṃ</text:p>
      <text:p text:style-name="P5">‘santamidaṃ</text:p>
      <text:p text:style-name="P5">atthī’”ti</text:p>
      <text:p text:style-name="P5">pajānāti.</text:p>
      <text:p text:style-name="P5">evampissa</text:p>
      <text:p text:style-name="P5">esā,</text:p>
      <text:p text:style-name="P5">ānanda,</text:p>
      <text:p text:style-name="P5">yathābhuccā</text:p>
      <text:p text:style-name="P5">avipallatthā</text:p>
      <text:p text:style-name="P5">parisuddhā</text:p>
      <text:p text:style-name="P5">suññatāvakkanti</text:p>
      <text:p text:style-name="P5">bhavati.</text:p>
      <text:p text:style-name="P5">177.</text:p>
      <text:p text:style-name="P5">“puna</text:p>
      <text:p text:style-name="P5">caparaṃ,</text:p>
      <text:p text:style-name="P5">ānanda,</text:p>
      <text:p text:style-name="P5">bhikkhu</text:p>
      <text:p text:style-name="P5"><text:soft-page-break/>amanasikaritvā</text:p>
      <text:p text:style-name="P5">manussasaññaṃ,</text:p>
      <text:p text:style-name="P5">amanasikaritvā</text:p>
      <text:p text:style-name="P5">araññasaññaṃ,</text:p>
      <text:p text:style-name="P5">pathavīsaññaṃ</text:p>
      <text:p text:style-name="P5">paṭicca</text:p>
      <text:p text:style-name="P5">manasi</text:p>
      <text:p text:style-name="P5">karoti</text:p>
      <text:p text:style-name="P5">ekattaṃ.</text:p>
      <text:p text:style-name="P5">tassa</text:p>
      <text:p text:style-name="P5">pathavīsaññāya</text:p>
      <text:p text:style-name="P5">cittaṃ</text:p>
      <text:p text:style-name="P5">pakkhandati</text:p>
      <text:p text:style-name="P5">pasīdati</text:p>
      <text:p text:style-name="P5">santiṭṭhati</text:p>
      <text:p text:style-name="P5">adhimuccati.</text:p>
      <text:p text:style-name="P5">seyyathāpi,</text:p>
      <text:p text:style-name="P5">ānanda,</text:p>
      <text:p text:style-name="P5">āsabhacammaṃ</text:p>
      <text:p text:style-name="P5">saṅkusatena</text:p>
      <text:p text:style-name="P5">suvihataṃ</text:p>
      <text:p text:style-name="P5">vigatavalikaṃ;</text:p>
      <text:p text:style-name="P5">evameva</text:p>
      <text:p text:style-name="P5">kho,</text:p>
      <text:p text:style-name="P5">ānanda,</text:p>
      <text:p text:style-name="P5">bhikkhu</text:p>
      <text:p text:style-name="P5">yaṃ</text:p>
      <text:p text:style-name="P5">imissā</text:p>
      <text:p text:style-name="P5">pathaviyā</text:p>
      <text:p text:style-name="P5">ukkūlavikkūlaṃ</text:p>
      <text:p text:style-name="P5">nadīviduggaṃ</text:p>
      <text:p text:style-name="P5">khāṇukaṇṭakaṭṭhānaṃ</text:p>
      <text:p text:style-name="P5">pabbatavisamaṃ</text:p>
      <text:p text:style-name="P5">taṃ</text:p>
      <text:p text:style-name="P5">sabbaṃ</text:p>
      <text:p text:style-name="P5">amanasikaritvā</text:p>
      <text:p text:style-name="P5">pathavīsaññaṃ</text:p>
      <text:p text:style-name="P5">paṭicca</text:p>
      <text:p text:style-name="P5">manasi</text:p>
      <text:p text:style-name="P5">karoti</text:p>
      <text:p text:style-name="P5">ekattaṃ.</text:p>
      <text:p text:style-name="P5">tassa</text:p>
      <text:p text:style-name="P5">pathavīsaññāya</text:p>
      <text:p text:style-name="P5">cittaṃ</text:p>
      <text:p text:style-name="P5">pakkhandati</text:p>
      <text:p text:style-name="P5">pasīdati</text:p>
      <text:p text:style-name="P5">santiṭṭhati</text:p>
      <text:p text:style-name="P5">adhimuccati.</text:p>
      <text:p text:style-name="P5">so</text:p>
      <text:p text:style-name="P5"><text:soft-page-break/>evaṃ</text:p>
      <text:p text:style-name="P5">pajānāti</text:p>
      <text:p text:style-name="P5">—</text:p>
      <text:p text:style-name="P5">‘ye</text:p>
      <text:p text:style-name="P5">assu</text:p>
      <text:p text:style-name="P5">darathā</text:p>
      <text:p text:style-name="P5">manussasaññaṃ</text:p>
      <text:p text:style-name="P5">paṭicca</text:p>
      <text:p text:style-name="P5">tedha</text:p>
      <text:p text:style-name="P5">na</text:p>
      <text:p text:style-name="P5">santi,</text:p>
      <text:p text:style-name="P5">ye</text:p>
      <text:p text:style-name="P5">assu</text:p>
      <text:p text:style-name="P5">darathā</text:p>
      <text:p text:style-name="P5">araññasaññaṃ</text:p>
      <text:p text:style-name="P5">paṭicca</text:p>
      <text:p text:style-name="P5">tedha</text:p>
      <text:p text:style-name="P5">na</text:p>
      <text:p text:style-name="P5">santi,</text:p>
      <text:p text:style-name="P5">atthi</text:p>
      <text:p text:style-name="P5">cevāyaṃ</text:p>
      <text:p text:style-name="P5">darathamattā</text:p>
      <text:p text:style-name="P5">yadidaṃ</text:p>
      <text:p text:style-name="P5">—</text:p>
      <text:p text:style-name="P5">pathavīsaññaṃ</text:p>
      <text:p text:style-name="P5">paṭicca</text:p>
      <text:p text:style-name="P5">ekattan’ti.</text:p>
      <text:p text:style-name="P5">so</text:p>
      <text:p text:style-name="P5">‘suññamidaṃ</text:p>
      <text:p text:style-name="P5">saññāgataṃ</text:p>
      <text:p text:style-name="P5">manussasaññāyā’ti</text:p>
      <text:p text:style-name="P5">pajānāti,</text:p>
      <text:p text:style-name="P5">‘suññamidaṃ</text:p>
      <text:p text:style-name="P5">saññāgataṃ</text:p>
      <text:p text:style-name="P5">araññasaññāyā’ti</text:p>
      <text:p text:style-name="P5">pajānāti,</text:p>
      <text:p text:style-name="P5">‘atthi</text:p>
      <text:p text:style-name="P5">cevidaṃ</text:p>
      <text:p text:style-name="P5">asuññataṃ</text:p>
      <text:p text:style-name="P5">yadidaṃ</text:p>
      <text:p text:style-name="P5">—</text:p>
      <text:p text:style-name="P5">pathavīsaññaṃ</text:p>
      <text:p text:style-name="P5">paṭicca</text:p>
      <text:p text:style-name="P5">ekattan’ti.</text:p>
      <text:p text:style-name="P5">iti</text:p>
      <text:p text:style-name="P5">yañhi</text:p>
      <text:p text:style-name="P5">kho</text:p>
      <text:p text:style-name="P5">tattha</text:p>
      <text:p text:style-name="P5">na</text:p>
      <text:p text:style-name="P5"><text:soft-page-break/>hoti</text:p>
      <text:p text:style-name="P5">tena</text:p>
      <text:p text:style-name="P5">taṃ</text:p>
      <text:p text:style-name="P5">suññaṃ</text:p>
      <text:p text:style-name="P5">samanupassati,</text:p>
      <text:p text:style-name="P5">yaṃ</text:p>
      <text:p text:style-name="P5">pana</text:p>
      <text:p text:style-name="P5">tattha</text:p>
      <text:p text:style-name="P5">avasiṭṭhaṃ</text:p>
      <text:p text:style-name="P5">hoti</text:p>
      <text:p text:style-name="P5">taṃ</text:p>
      <text:p text:style-name="P5">‘santamidaṃ</text:p>
      <text:p text:style-name="P5">atthī’ti</text:p>
      <text:p text:style-name="P5">pajānāti.</text:p>
      <text:p text:style-name="P5">evampissa</text:p>
      <text:p text:style-name="P5">esā,</text:p>
      <text:p text:style-name="P5">ānanda,</text:p>
      <text:p text:style-name="P5">yathābhuccā</text:p>
      <text:p text:style-name="P5">avipallatthā</text:p>
      <text:p text:style-name="P5">parisuddhā</text:p>
      <text:p text:style-name="P5">suññatāvakkanti</text:p>
      <text:p text:style-name="P5">bhavati.</text:p>
      <text:p text:style-name="P5">178.</text:p>
      <text:p text:style-name="P5">“puna</text:p>
      <text:p text:style-name="P5">caparaṃ,</text:p>
      <text:p text:style-name="P5">ānanda,</text:p>
      <text:p text:style-name="P5">bhikkhu</text:p>
      <text:p text:style-name="P5">amanasikaritvā</text:p>
      <text:p text:style-name="P5">araññasaññaṃ,</text:p>
      <text:p text:style-name="P5">amanasikaritvā</text:p>
      <text:p text:style-name="P5">pathavīsaññaṃ,</text:p>
      <text:p text:style-name="P5">ākāsānañcāyatanasaññaṃ</text:p>
      <text:p text:style-name="P5">paṭicca</text:p>
      <text:p text:style-name="P5">manasi</text:p>
      <text:p text:style-name="P5">karoti</text:p>
      <text:p text:style-name="P5">ekattaṃ.</text:p>
      <text:p text:style-name="P5">tassa</text:p>
      <text:p text:style-name="P5">ākāsānañcāyatanasaññāya</text:p>
      <text:p text:style-name="P5">cittaṃ</text:p>
      <text:p text:style-name="P5">pakkhandati</text:p>
      <text:p text:style-name="P5">pasīdati</text:p>
      <text:p text:style-name="P5">santiṭṭhati</text:p>
      <text:p text:style-name="P5">adhimuccati.</text:p>
      <text:p text:style-name="P5">so</text:p>
      <text:p text:style-name="P5">evaṃ</text:p>
      <text:p text:style-name="P5">pajānāti</text:p>
      <text:p text:style-name="P5">—</text:p>
      <text:p text:style-name="P5">‘ye</text:p>
      <text:p text:style-name="P5">assu</text:p>
      <text:p text:style-name="P5"><text:soft-page-break/>darathā</text:p>
      <text:p text:style-name="P5">araññasaññaṃ</text:p>
      <text:p text:style-name="P5">paṭicca</text:p>
      <text:p text:style-name="P5">tedha</text:p>
      <text:p text:style-name="P5">na</text:p>
      <text:p text:style-name="P5">santi,</text:p>
      <text:p text:style-name="P5">ye</text:p>
      <text:p text:style-name="P5">assu</text:p>
      <text:p text:style-name="P5">darathā</text:p>
      <text:p text:style-name="P5">pathavīsaññaṃ</text:p>
      <text:p text:style-name="P5">paṭicca</text:p>
      <text:p text:style-name="P5">tedha</text:p>
      <text:p text:style-name="P5">na</text:p>
      <text:p text:style-name="P5">santi,</text:p>
      <text:p text:style-name="P5">atthi</text:p>
      <text:p text:style-name="P5">cevāyaṃ</text:p>
      <text:p text:style-name="P5">darathamattā</text:p>
      <text:p text:style-name="P5">yadidaṃ</text:p>
      <text:p text:style-name="P5">—</text:p>
      <text:p text:style-name="P5">ākāsānañcāyatanasaññaṃ</text:p>
      <text:p text:style-name="P5">paṭicca</text:p>
      <text:p text:style-name="P5">ekattan’ti.</text:p>
      <text:p text:style-name="P5">so</text:p>
      <text:p text:style-name="P5">‘suññamidaṃ</text:p>
      <text:p text:style-name="P5">saññāgataṃ</text:p>
      <text:p text:style-name="P5">araññasaññāyā’ti</text:p>
      <text:p text:style-name="P5">pajānāti,</text:p>
      <text:p text:style-name="P5">‘suññamidaṃ</text:p>
      <text:p text:style-name="P5">saññāgataṃ</text:p>
      <text:p text:style-name="P5">pathavīsaññāyā’ti</text:p>
      <text:p text:style-name="P5">pajānāti,</text:p>
      <text:p text:style-name="P5">‘atthi</text:p>
      <text:p text:style-name="P5">cevidaṃ</text:p>
      <text:p text:style-name="P5">asuññataṃ</text:p>
      <text:p text:style-name="P5">yadidaṃ</text:p>
      <text:p text:style-name="P5">—</text:p>
      <text:p text:style-name="P5">ākāsānañcāyatanasaññaṃ</text:p>
      <text:p text:style-name="P5">paṭicca</text:p>
      <text:p text:style-name="P5">ekattan’ti.</text:p>
      <text:p text:style-name="P5">iti</text:p>
      <text:p text:style-name="P5">yañhi</text:p>
      <text:p text:style-name="P5">kho</text:p>
      <text:p text:style-name="P5">tattha</text:p>
      <text:p text:style-name="P5">na</text:p>
      <text:p text:style-name="P5">hoti</text:p>
      <text:p text:style-name="P5">tena</text:p>
      <text:p text:style-name="P5">taṃ</text:p>
      <text:p text:style-name="P5">suññaṃ</text:p>
      <text:p text:style-name="P5">samanupassati,</text:p>
      <text:p text:style-name="P5"><text:soft-page-break/>yaṃ</text:p>
      <text:p text:style-name="P5">pana</text:p>
      <text:p text:style-name="P5">tattha</text:p>
      <text:p text:style-name="P5">avasiṭṭhaṃ</text:p>
      <text:p text:style-name="P5">hoti</text:p>
      <text:p text:style-name="P5">taṃ</text:p>
      <text:p text:style-name="P5">‘santamidaṃ</text:p>
      <text:p text:style-name="P5">atthī’ti</text:p>
      <text:p text:style-name="P5">pajānāti.</text:p>
      <text:p text:style-name="P5">evampissa</text:p>
      <text:p text:style-name="P5">esā,</text:p>
      <text:p text:style-name="P5">ānanda,</text:p>
      <text:p text:style-name="P5">yathābhuccā</text:p>
      <text:p text:style-name="P5">avipallatthā</text:p>
      <text:p text:style-name="P5">parisuddhā</text:p>
      <text:p text:style-name="P5">suññatāvakkanti</text:p>
      <text:p text:style-name="P5">bhavati.</text:p>
      <text:p text:style-name="P5">179.</text:p>
      <text:p text:style-name="P5">“puna</text:p>
      <text:p text:style-name="P5">caparaṃ,</text:p>
      <text:p text:style-name="P5">ānanda,</text:p>
      <text:p text:style-name="P5">bhikkhu</text:p>
      <text:p text:style-name="P5">amanasikaritvā</text:p>
      <text:p text:style-name="P5">pathavīsaññaṃ,</text:p>
      <text:p text:style-name="P5">amanasikaritvā</text:p>
      <text:p text:style-name="P5">ākāsānañcāyatanasaññaṃ,</text:p>
      <text:p text:style-name="P5">viññāṇañcāyatanasaññaṃ</text:p>
      <text:p text:style-name="P5">paṭicca</text:p>
      <text:p text:style-name="P5">manasi</text:p>
      <text:p text:style-name="P5">karoti</text:p>
      <text:p text:style-name="P5">ekattaṃ.</text:p>
      <text:p text:style-name="P5">tassa</text:p>
      <text:p text:style-name="P5">viññāṇañcāyatanasaññāya</text:p>
      <text:p text:style-name="P5">cittaṃ</text:p>
      <text:p text:style-name="P5">pakkhandati</text:p>
      <text:p text:style-name="P5">pasīdati</text:p>
      <text:p text:style-name="P5">santiṭṭhati</text:p>
      <text:p text:style-name="P5">adhimuccati.</text:p>
      <text:p text:style-name="P5">so</text:p>
      <text:p text:style-name="P5">evaṃ</text:p>
      <text:p text:style-name="P5">pajānāti</text:p>
      <text:p text:style-name="P5">—</text:p>
      <text:p text:style-name="P5">‘ye</text:p>
      <text:p text:style-name="P5">assu</text:p>
      <text:p text:style-name="P5">darathā</text:p>
      <text:p text:style-name="P5">pathavīsaññaṃ</text:p>
      <text:p text:style-name="P5">paṭicca</text:p>
      <text:p text:style-name="P5">tedha</text:p>
      <text:p text:style-name="P5">na</text:p>
      <text:p text:style-name="P5"><text:soft-page-break/>santi,</text:p>
      <text:p text:style-name="P5">ye</text:p>
      <text:p text:style-name="P5">assu</text:p>
      <text:p text:style-name="P5">darathā</text:p>
      <text:p text:style-name="P5">ākāsānañcāyatanasaññaṃ</text:p>
      <text:p text:style-name="P5">paṭicca</text:p>
      <text:p text:style-name="P5">tedha</text:p>
      <text:p text:style-name="P5">na</text:p>
      <text:p text:style-name="P5">santi,</text:p>
      <text:p text:style-name="P5">atthi</text:p>
      <text:p text:style-name="P5">cevāyaṃ</text:p>
      <text:p text:style-name="P5">darathamattā</text:p>
      <text:p text:style-name="P5">yadidaṃ</text:p>
      <text:p text:style-name="P5">—</text:p>
      <text:p text:style-name="P5">viññāṇañcāyatanasaññaṃ</text:p>
      <text:p text:style-name="P5">paṭicca</text:p>
      <text:p text:style-name="P5">ekattan’ti.</text:p>
      <text:p text:style-name="P5">so</text:p>
      <text:p text:style-name="P5">‘suññamidaṃ</text:p>
      <text:p text:style-name="P5">saññāgataṃ</text:p>
      <text:p text:style-name="P5">pathavīsaññāyā’ti</text:p>
      <text:p text:style-name="P5">pajānāti,</text:p>
      <text:p text:style-name="P5">‘suññamidaṃ</text:p>
      <text:p text:style-name="P5">saññāgataṃ</text:p>
      <text:p text:style-name="P5">ākāsānañcāyatanasaññāyā’ti</text:p>
      <text:p text:style-name="P5">pajānāti,</text:p>
      <text:p text:style-name="P5">‘atthi</text:p>
      <text:p text:style-name="P5">cevidaṃ</text:p>
      <text:p text:style-name="P5">asuññataṃ</text:p>
      <text:p text:style-name="P5">yadidaṃ</text:p>
      <text:p text:style-name="P5">—</text:p>
      <text:p text:style-name="P5">viññāṇañcāyatanasaññaṃ</text:p>
      <text:p text:style-name="P5">paṭicca</text:p>
      <text:p text:style-name="P5">ekattan’ti.</text:p>
      <text:p text:style-name="P5">iti</text:p>
      <text:p text:style-name="P5">yañhi</text:p>
      <text:p text:style-name="P5">kho</text:p>
      <text:p text:style-name="P5">tattha</text:p>
      <text:p text:style-name="P5">na</text:p>
      <text:p text:style-name="P5">hoti</text:p>
      <text:p text:style-name="P5">tena</text:p>
      <text:p text:style-name="P5">taṃ</text:p>
      <text:p text:style-name="P5">suññaṃ</text:p>
      <text:p text:style-name="P5">samanupassati,</text:p>
      <text:p text:style-name="P5">yaṃ</text:p>
      <text:p text:style-name="P5">pana</text:p>
      <text:p text:style-name="P5">tattha</text:p>
      <text:p text:style-name="P5">avasiṭṭhaṃ</text:p>
      <text:p text:style-name="P5">hoti</text:p>
      <text:p text:style-name="P5"><text:soft-page-break/>taṃ</text:p>
      <text:p text:style-name="P5">‘santamidaṃ</text:p>
      <text:p text:style-name="P5">atthī’ti</text:p>
      <text:p text:style-name="P5">pajānāti.</text:p>
      <text:p text:style-name="P5">evampissa</text:p>
      <text:p text:style-name="P5">esā,</text:p>
      <text:p text:style-name="P5">ānanda,</text:p>
      <text:p text:style-name="P5">yathābhuccā</text:p>
      <text:p text:style-name="P5">avipallatthā</text:p>
      <text:p text:style-name="P5">parisuddhā</text:p>
      <text:p text:style-name="P5">suññatāvakkanti</text:p>
      <text:p text:style-name="P5">bhavati.</text:p>
      <text:p text:style-name="P5">180.</text:p>
      <text:p text:style-name="P5">“puna</text:p>
      <text:p text:style-name="P5">caparaṃ,</text:p>
      <text:p text:style-name="P5">ānanda,</text:p>
      <text:p text:style-name="P5">bhikkhu</text:p>
      <text:p text:style-name="P5">amanasikaritvā</text:p>
      <text:p text:style-name="P5">ākāsānañcāyatanasaññaṃ,</text:p>
      <text:p text:style-name="P5">amanasikaritvā</text:p>
      <text:p text:style-name="P5">viññāṇañcāyatanasaññaṃ,</text:p>
      <text:p text:style-name="P5">ākiñcaññāyatanasaññaṃ</text:p>
      <text:p text:style-name="P5">paṭicca</text:p>
      <text:p text:style-name="P5">manasi</text:p>
      <text:p text:style-name="P5">karoti</text:p>
      <text:p text:style-name="P5">ekattaṃ.</text:p>
      <text:p text:style-name="P5">tassa</text:p>
      <text:p text:style-name="P5">ākiñcaññāyatanasaññāya</text:p>
      <text:p text:style-name="P5">cittaṃ</text:p>
      <text:p text:style-name="P5">pakkhandati</text:p>
      <text:p text:style-name="P5">pasīdati</text:p>
      <text:p text:style-name="P5">santiṭṭhati</text:p>
      <text:p text:style-name="P5">adhimuccati.</text:p>
      <text:p text:style-name="P5">so</text:p>
      <text:p text:style-name="P5">evaṃ</text:p>
      <text:p text:style-name="P5">pajānāti</text:p>
      <text:p text:style-name="P5">—</text:p>
      <text:p text:style-name="P5">‘ye</text:p>
      <text:p text:style-name="P5">assu</text:p>
      <text:p text:style-name="P5">darathā</text:p>
      <text:p text:style-name="P5">ākāsānañcāyatanasaññaṃ</text:p>
      <text:p text:style-name="P5">paṭicca</text:p>
      <text:p text:style-name="P5">tedha</text:p>
      <text:p text:style-name="P5">na</text:p>
      <text:p text:style-name="P5">santi,</text:p>
      <text:p text:style-name="P5">ye</text:p>
      <text:p text:style-name="P5">assu</text:p>
      <text:p text:style-name="P5">darathā</text:p>
      <text:p text:style-name="P5">viññāṇañcāyatanasaññaṃ</text:p>
      <text:p text:style-name="P5"><text:soft-page-break/>paṭicca</text:p>
      <text:p text:style-name="P5">tedha</text:p>
      <text:p text:style-name="P5">na</text:p>
      <text:p text:style-name="P5">santi,</text:p>
      <text:p text:style-name="P5">atthi</text:p>
      <text:p text:style-name="P5">cevāyaṃ</text:p>
      <text:p text:style-name="P5">darathamattā</text:p>
      <text:p text:style-name="P5">yadidaṃ</text:p>
      <text:p text:style-name="P5">—</text:p>
      <text:p text:style-name="P5">ākiñcaññāyatanasaññaṃ</text:p>
      <text:p text:style-name="P5">paṭicca</text:p>
      <text:p text:style-name="P5">ekattan’ti.</text:p>
      <text:p text:style-name="P5">so</text:p>
      <text:p text:style-name="P5">‘suññamidaṃ</text:p>
      <text:p text:style-name="P5">saññāgataṃ</text:p>
      <text:p text:style-name="P5">ākāsānañcāyatanasaññāyā’ti</text:p>
      <text:p text:style-name="P5">pajānāti,</text:p>
      <text:p text:style-name="P5">‘suññamidaṃ</text:p>
      <text:p text:style-name="P5">saññāgataṃ</text:p>
      <text:p text:style-name="P5">viññāṇañcāyatanasaññāyā’ti</text:p>
      <text:p text:style-name="P5">pajānāti,</text:p>
      <text:p text:style-name="P5">‘atthi</text:p>
      <text:p text:style-name="P5">cevidaṃ</text:p>
      <text:p text:style-name="P5">asuññataṃ</text:p>
      <text:p text:style-name="P5">yadidaṃ</text:p>
      <text:p text:style-name="P5">—</text:p>
      <text:p text:style-name="P5">ākiñcaññāyatanasaññaṃ</text:p>
      <text:p text:style-name="P5">paṭicca</text:p>
      <text:p text:style-name="P5">ekattan’ti.</text:p>
      <text:p text:style-name="P5">iti</text:p>
      <text:p text:style-name="P5">yañhi</text:p>
      <text:p text:style-name="P5">kho</text:p>
      <text:p text:style-name="P5">tattha</text:p>
      <text:p text:style-name="P5">na</text:p>
      <text:p text:style-name="P5">hoti</text:p>
      <text:p text:style-name="P5">tena</text:p>
      <text:p text:style-name="P5">taṃ</text:p>
      <text:p text:style-name="P5">suññaṃ</text:p>
      <text:p text:style-name="P5">samanupassati,</text:p>
      <text:p text:style-name="P5">yaṃ</text:p>
      <text:p text:style-name="P5">pana</text:p>
      <text:p text:style-name="P5">tattha</text:p>
      <text:p text:style-name="P5">avasiṭṭhaṃ</text:p>
      <text:p text:style-name="P5">hoti</text:p>
      <text:p text:style-name="P5">taṃ</text:p>
      <text:p text:style-name="P5">‘santamidaṃ</text:p>
      <text:p text:style-name="P5">atthī’ti</text:p>
      <text:p text:style-name="P5">pajānāti.</text:p>
      <text:p text:style-name="P5">evampissa</text:p>
      <text:p text:style-name="P5"><text:soft-page-break/>esā,</text:p>
      <text:p text:style-name="P5">ānanda,</text:p>
      <text:p text:style-name="P5">yathābhuccā</text:p>
      <text:p text:style-name="P5">avipallatthā</text:p>
      <text:p text:style-name="P5">parisuddhā</text:p>
      <text:p text:style-name="P5">suññatāvakkanti</text:p>
      <text:p text:style-name="P5">bhavati.</text:p>
      <text:p text:style-name="P5">181.</text:p>
      <text:p text:style-name="P5">“puna</text:p>
      <text:p text:style-name="P5">caparaṃ,</text:p>
      <text:p text:style-name="P5">ānanda</text:p>
      <text:p text:style-name="P5">bhikkhu</text:p>
      <text:p text:style-name="P5">amanasikaritvā</text:p>
      <text:p text:style-name="P5">viññāṇañcāyatanasaññaṃ,</text:p>
      <text:p text:style-name="P5">amanasikaritvā</text:p>
      <text:p text:style-name="P5">ākiñcaññāyatanasaññaṃ,</text:p>
      <text:p text:style-name="P5">nevasaññānāsaññāyatanasaññaṃ</text:p>
      <text:p text:style-name="P5">paṭicca</text:p>
      <text:p text:style-name="P5">manasi</text:p>
      <text:p text:style-name="P5">karoti</text:p>
      <text:p text:style-name="P5">ekattaṃ.</text:p>
      <text:p text:style-name="P5">tassa</text:p>
      <text:p text:style-name="P5">nevasaññānāsaññāyatanasaññāya</text:p>
      <text:p text:style-name="P5">cittaṃ</text:p>
      <text:p text:style-name="P5">pakkhandati</text:p>
      <text:p text:style-name="P5">pasīdati</text:p>
      <text:p text:style-name="P5">santiṭṭhati</text:p>
      <text:p text:style-name="P5">adhimuccati.</text:p>
      <text:p text:style-name="P5">so</text:p>
      <text:p text:style-name="P5">evaṃ</text:p>
      <text:p text:style-name="P5">pajānāti</text:p>
      <text:p text:style-name="P5">—</text:p>
      <text:p text:style-name="P5">‘ye</text:p>
      <text:p text:style-name="P5">assu</text:p>
      <text:p text:style-name="P5">darathā</text:p>
      <text:p text:style-name="P5">viññāṇañcāyatanasaññaṃ</text:p>
      <text:p text:style-name="P5">paṭicca</text:p>
      <text:p text:style-name="P5">tedha</text:p>
      <text:p text:style-name="P5">na</text:p>
      <text:p text:style-name="P5">santi,</text:p>
      <text:p text:style-name="P5">ye</text:p>
      <text:p text:style-name="P5">assu</text:p>
      <text:p text:style-name="P5">darathā</text:p>
      <text:p text:style-name="P5">ākiñcaññāyatanasaññaṃ</text:p>
      <text:p text:style-name="P5">paṭicca</text:p>
      <text:p text:style-name="P5">tedha</text:p>
      <text:p text:style-name="P5">na</text:p>
      <text:p text:style-name="P5">santi,</text:p>
      <text:p text:style-name="P5">atthi</text:p>
      <text:p text:style-name="P5"><text:soft-page-break/>cevāyaṃ</text:p>
      <text:p text:style-name="P5">darathamattā</text:p>
      <text:p text:style-name="P5">yadidaṃ</text:p>
      <text:p text:style-name="P5">—</text:p>
      <text:p text:style-name="P5">nevasaññānāsaññāyatanasaññaṃ</text:p>
      <text:p text:style-name="P5">paṭicca</text:p>
      <text:p text:style-name="P5">ekattan’ti.</text:p>
      <text:p text:style-name="P5">so</text:p>
      <text:p text:style-name="P5">‘suññamidaṃ</text:p>
      <text:p text:style-name="P5">saññāgataṃ</text:p>
      <text:p text:style-name="P5">viññāṇañcāyatanasaññāyā’ti</text:p>
      <text:p text:style-name="P5">pajānāti,</text:p>
      <text:p text:style-name="P5">‘suññamidaṃ</text:p>
      <text:p text:style-name="P5">saññāgataṃ</text:p>
      <text:p text:style-name="P5">ākiñcaññāyatanasaññāyā’ti</text:p>
      <text:p text:style-name="P5">pajānāti,</text:p>
      <text:p text:style-name="P5">‘atthi</text:p>
      <text:p text:style-name="P5">cevidaṃ</text:p>
      <text:p text:style-name="P5">asuññataṃ</text:p>
      <text:p text:style-name="P5">yadidaṃ</text:p>
      <text:p text:style-name="P5">—</text:p>
      <text:p text:style-name="P5">nevasaññānāsaññāyatanasaññaṃ</text:p>
      <text:p text:style-name="P5">paṭicca</text:p>
      <text:p text:style-name="P5">ekattan’ti.</text:p>
      <text:p text:style-name="P5">iti</text:p>
      <text:p text:style-name="P5">yañhi</text:p>
      <text:p text:style-name="P5">kho</text:p>
      <text:p text:style-name="P5">tattha</text:p>
      <text:p text:style-name="P5">na</text:p>
      <text:p text:style-name="P5">hoti</text:p>
      <text:p text:style-name="P5">tena</text:p>
      <text:p text:style-name="P5">taṃ</text:p>
      <text:p text:style-name="P5">suññaṃ</text:p>
      <text:p text:style-name="P5">samanupassati,</text:p>
      <text:p text:style-name="P5">yaṃ</text:p>
      <text:p text:style-name="P5">pana</text:p>
      <text:p text:style-name="P5">tattha</text:p>
      <text:p text:style-name="P5">avasiṭṭhaṃ</text:p>
      <text:p text:style-name="P5">hoti</text:p>
      <text:p text:style-name="P5">taṃ</text:p>
      <text:p text:style-name="P5">‘santamidaṃ</text:p>
      <text:p text:style-name="P5">atthī’ti</text:p>
      <text:p text:style-name="P5">pajānāti.</text:p>
      <text:p text:style-name="P5">evampissa</text:p>
      <text:p text:style-name="P5">esā,</text:p>
      <text:p text:style-name="P5">ānanda,</text:p>
      <text:p text:style-name="P5">yathābhuccā</text:p>
      <text:p text:style-name="P5">avipallatthā</text:p>
      <text:p text:style-name="P5">parisuddhā</text:p>
      <text:p text:style-name="P5"><text:soft-page-break/>suññatāvakkanti</text:p>
      <text:p text:style-name="P5">bhavati.</text:p>
      <text:p text:style-name="P5">182.</text:p>
      <text:p text:style-name="P5">“puna</text:p>
      <text:p text:style-name="P5">caparaṃ,</text:p>
      <text:p text:style-name="P5">ānanda,</text:p>
      <text:p text:style-name="P5">bhikkhu</text:p>
      <text:p text:style-name="P5">amanasikaritvā</text:p>
      <text:p text:style-name="P5">ākiñcaññāyatanasaññaṃ,</text:p>
      <text:p text:style-name="P5">amanasikaritvā</text:p>
      <text:p text:style-name="P5">nevasaññānāsaññāyatanasaññaṃ,</text:p>
      <text:p text:style-name="P5">animittaṃ</text:p>
      <text:p text:style-name="P5">cetosamādhiṃ</text:p>
      <text:p text:style-name="P5">paṭicca</text:p>
      <text:p text:style-name="P5">manasi</text:p>
      <text:p text:style-name="P5">karoti</text:p>
      <text:p text:style-name="P5">ekattaṃ.</text:p>
      <text:p text:style-name="P5">tassa</text:p>
      <text:p text:style-name="P5">animitte</text:p>
      <text:p text:style-name="P5">cetosamādhimhi</text:p>
      <text:p text:style-name="P5">cittaṃ</text:p>
      <text:p text:style-name="P5">pakkhandati</text:p>
      <text:p text:style-name="P5">pasīdati</text:p>
      <text:p text:style-name="P5">santiṭṭhati</text:p>
      <text:p text:style-name="P5">adhimuccati.</text:p>
      <text:p text:style-name="P5">so</text:p>
      <text:p text:style-name="P5">evaṃ</text:p>
      <text:p text:style-name="P5">pajānāti</text:p>
      <text:p text:style-name="P5">—</text:p>
      <text:p text:style-name="P5">‘ye</text:p>
      <text:p text:style-name="P5">assu</text:p>
      <text:p text:style-name="P5">darathā</text:p>
      <text:p text:style-name="P5">ākiñcaññāyatanasaññaṃ</text:p>
      <text:p text:style-name="P5">paṭicca</text:p>
      <text:p text:style-name="P5">tedha</text:p>
      <text:p text:style-name="P5">na</text:p>
      <text:p text:style-name="P5">santi,</text:p>
      <text:p text:style-name="P5">ye</text:p>
      <text:p text:style-name="P5">assu</text:p>
      <text:p text:style-name="P5">darathā</text:p>
      <text:p text:style-name="P5">nevasaññānāsaññāyatanasaññaṃ</text:p>
      <text:p text:style-name="P5">paṭicca</text:p>
      <text:p text:style-name="P5">tedha</text:p>
      <text:p text:style-name="P5">na</text:p>
      <text:p text:style-name="P5">santi,</text:p>
      <text:p text:style-name="P5">atthi</text:p>
      <text:p text:style-name="P5">cevāyaṃ</text:p>
      <text:p text:style-name="P5">darathamattā</text:p>
      <text:p text:style-name="P5">yadidaṃ</text:p>
      <text:p text:style-name="P5"><text:soft-page-break/>—</text:p>
      <text:p text:style-name="P5">imameva</text:p>
      <text:p text:style-name="P5">kāyaṃ</text:p>
      <text:p text:style-name="P5">paṭicca</text:p>
      <text:p text:style-name="P5">saḷāyatanikaṃ</text:p>
      <text:p text:style-name="P5">jīvitapaccayā’ti.</text:p>
      <text:p text:style-name="P5">so</text:p>
      <text:p text:style-name="P5">‘suññamidaṃ</text:p>
      <text:p text:style-name="P5">saññāgataṃ</text:p>
      <text:p text:style-name="P5">ākiñcaññāyatanasaññāyā’ti</text:p>
      <text:p text:style-name="P5">pajānāti,</text:p>
      <text:p text:style-name="P5">‘suññamidaṃ</text:p>
      <text:p text:style-name="P5">saññāgataṃ</text:p>
      <text:p text:style-name="P5">nevasaññānāsaññāyatanasaññāyā’ti</text:p>
      <text:p text:style-name="P5">pajānāti,</text:p>
      <text:p text:style-name="P5">‘atthi</text:p>
      <text:p text:style-name="P5">cevidaṃ</text:p>
      <text:p text:style-name="P5">asuññataṃ</text:p>
      <text:p text:style-name="P5">yadidaṃ</text:p>
      <text:p text:style-name="P5">—</text:p>
      <text:p text:style-name="P5">imameva</text:p>
      <text:p text:style-name="P5">kāyaṃ</text:p>
      <text:p text:style-name="P5">paṭicca</text:p>
      <text:p text:style-name="P5">saḷāyatanikaṃ</text:p>
      <text:p text:style-name="P5">jīvitapaccayā’ti.</text:p>
      <text:p text:style-name="P5">iti</text:p>
      <text:p text:style-name="P5">yañhi</text:p>
      <text:p text:style-name="P5">kho</text:p>
      <text:p text:style-name="P5">tattha</text:p>
      <text:p text:style-name="P5">na</text:p>
      <text:p text:style-name="P5">hoti</text:p>
      <text:p text:style-name="P5">tena</text:p>
      <text:p text:style-name="P5">taṃ</text:p>
      <text:p text:style-name="P5">suññaṃ</text:p>
      <text:p text:style-name="P5">samanupassati,</text:p>
      <text:p text:style-name="P5">yaṃ</text:p>
      <text:p text:style-name="P5">pana</text:p>
      <text:p text:style-name="P5">tattha</text:p>
      <text:p text:style-name="P5">avasiṭṭhaṃ</text:p>
      <text:p text:style-name="P5">hoti</text:p>
      <text:p text:style-name="P5">taṃ</text:p>
      <text:p text:style-name="P5">‘santamidaṃ</text:p>
      <text:p text:style-name="P5">atthī’ti</text:p>
      <text:p text:style-name="P5">pajānāti.</text:p>
      <text:p text:style-name="P5">evampissa</text:p>
      <text:p text:style-name="P5">esā,</text:p>
      <text:p text:style-name="P5">ānanda,</text:p>
      <text:p text:style-name="P5">yathābhuccā</text:p>
      <text:p text:style-name="P5">avipallatthā</text:p>
      <text:p text:style-name="P5"><text:soft-page-break/>parisuddhā</text:p>
      <text:p text:style-name="P5">suññatāvakkanti</text:p>
      <text:p text:style-name="P5">bhavati.</text:p>
      <text:p text:style-name="P5">183.</text:p>
      <text:p text:style-name="P5">“puna</text:p>
      <text:p text:style-name="P5">caparaṃ,</text:p>
      <text:p text:style-name="P5">ānanda,</text:p>
      <text:p text:style-name="P5">bhikkhu</text:p>
      <text:p text:style-name="P5">amanasikaritvā</text:p>
      <text:p text:style-name="P5">ākiñcaññāyatanasaññaṃ,</text:p>
      <text:p text:style-name="P5">amanasikaritvā</text:p>
      <text:p text:style-name="P5">nevasaññānāsaññāyatanasaññaṃ,</text:p>
      <text:p text:style-name="P5">animittaṃ</text:p>
      <text:p text:style-name="P5">cetosamādhiṃ</text:p>
      <text:p text:style-name="P5">paṭicca</text:p>
      <text:p text:style-name="P5">manasi</text:p>
      <text:p text:style-name="P5">karoti</text:p>
      <text:p text:style-name="P5">ekattaṃ.</text:p>
      <text:p text:style-name="P5">tassa</text:p>
      <text:p text:style-name="P5">animitte</text:p>
      <text:p text:style-name="P5">cetosamādhimhi</text:p>
      <text:p text:style-name="P5">cittaṃ</text:p>
      <text:p text:style-name="P5">pakkhandati</text:p>
      <text:p text:style-name="P5">pasīdati</text:p>
      <text:p text:style-name="P5">santiṭṭhati</text:p>
      <text:p text:style-name="P5">adhimuccati.</text:p>
      <text:p text:style-name="P5">so</text:p>
      <text:p text:style-name="P5">evaṃ</text:p>
      <text:p text:style-name="P5">pajānāti</text:p>
      <text:p text:style-name="P5">—</text:p>
      <text:p text:style-name="P5">‘ayampi</text:p>
      <text:p text:style-name="P5">kho</text:p>
      <text:p text:style-name="P5">animitto</text:p>
      <text:p text:style-name="P5">cetosamādhi</text:p>
      <text:p text:style-name="P5">abhisaṅkhato</text:p>
      <text:p text:style-name="P5">abhisañcetayito’.</text:p>
      <text:p text:style-name="P5">‘yaṃ</text:p>
      <text:p text:style-name="P5">kho</text:p>
      <text:p text:style-name="P5">pana</text:p>
      <text:p text:style-name="P5">kiñci</text:p>
      <text:p text:style-name="P5">abhisaṅkhataṃ</text:p>
      <text:p text:style-name="P5">abhisañcetayitaṃ</text:p>
      <text:p text:style-name="P5">tadaniccaṃ</text:p>
      <text:p text:style-name="P5">nirodhadhamman’ti</text:p>
      <text:p text:style-name="P5">pajānāti.</text:p>
      <text:p text:style-name="P5">tassa</text:p>
      <text:p text:style-name="P5">evaṃ</text:p>
      <text:p text:style-name="P5">jānato</text:p>
      <text:p text:style-name="P5">evaṃ</text:p>
      <text:p text:style-name="P5"><text:soft-page-break/>passato</text:p>
      <text:p text:style-name="P5">kāmāsavāpi</text:p>
      <text:p text:style-name="P5">cittaṃ</text:p>
      <text:p text:style-name="P5">vimuccati,</text:p>
      <text:p text:style-name="P5">bhavāsavāpi</text:p>
      <text:p text:style-name="P5">cittaṃ</text:p>
      <text:p text:style-name="P5">vimuccati,</text:p>
      <text:p text:style-name="P5">avijjāsavāpi</text:p>
      <text:p text:style-name="P5">cittaṃ</text:p>
      <text:p text:style-name="P5">vimuccati.</text:p>
      <text:p text:style-name="P5">vimuttasmiṃ</text:p>
      <text:p text:style-name="P5">vimuttamiti</text:p>
      <text:p text:style-name="P5">ñāṇaṃ</text:p>
      <text:p text:style-name="P5">hoti.</text:p>
      <text:p text:style-name="P5">‘khīṇā</text:p>
      <text:p text:style-name="P5">jāti,</text:p>
      <text:p text:style-name="P5">vusitaṃ</text:p>
      <text:p text:style-name="P5">brahmacariyaṃ,</text:p>
      <text:p text:style-name="P5">kataṃ</text:p>
      <text:p text:style-name="P5">karaṇīyaṃ,</text:p>
      <text:p text:style-name="P5">nāparaṃ</text:p>
      <text:p text:style-name="P5">itthattāyā’ti</text:p>
      <text:p text:style-name="P5">pajānāti.</text:p>
      <text:p text:style-name="P5">so</text:p>
      <text:p text:style-name="P5">evaṃ</text:p>
      <text:p text:style-name="P5">pajānāti</text:p>
      <text:p text:style-name="P5">—</text:p>
      <text:p text:style-name="P5">‘ye</text:p>
      <text:p text:style-name="P5">assu</text:p>
      <text:p text:style-name="P5">darathā</text:p>
      <text:p text:style-name="P5">kāmāsavaṃ</text:p>
      <text:p text:style-name="P5">paṭicca</text:p>
      <text:p text:style-name="P5">tedha</text:p>
      <text:p text:style-name="P5">na</text:p>
      <text:p text:style-name="P5">santi,</text:p>
      <text:p text:style-name="P5">ye</text:p>
      <text:p text:style-name="P5">assu</text:p>
      <text:p text:style-name="P5">darathā</text:p>
      <text:p text:style-name="P5">bhavāsavaṃ</text:p>
      <text:p text:style-name="P5">paṭicca</text:p>
      <text:p text:style-name="P5">tedha</text:p>
      <text:p text:style-name="P5">na</text:p>
      <text:p text:style-name="P5">santi,</text:p>
      <text:p text:style-name="P5">ye</text:p>
      <text:p text:style-name="P5">assu</text:p>
      <text:p text:style-name="P5">darathā</text:p>
      <text:p text:style-name="P5">avijjāsavaṃ</text:p>
      <text:p text:style-name="P5">paṭicca</text:p>
      <text:p text:style-name="P5">tedha</text:p>
      <text:p text:style-name="P5"><text:soft-page-break/>na</text:p>
      <text:p text:style-name="P5">santi,</text:p>
      <text:p text:style-name="P5">atthi</text:p>
      <text:p text:style-name="P5">cevāyaṃ</text:p>
      <text:p text:style-name="P5">darathamattā</text:p>
      <text:p text:style-name="P5">yadidaṃ</text:p>
      <text:p text:style-name="P5">—</text:p>
      <text:p text:style-name="P5">imameva</text:p>
      <text:p text:style-name="P5">kāyaṃ</text:p>
      <text:p text:style-name="P5">paṭicca</text:p>
      <text:p text:style-name="P5">saḷāyatanikaṃ</text:p>
      <text:p text:style-name="P5">jīvitapaccayā’ti.</text:p>
      <text:p text:style-name="P5">so</text:p>
      <text:p text:style-name="P5">‘suññamidaṃ</text:p>
      <text:p text:style-name="P5">saññāgataṃ</text:p>
      <text:p text:style-name="P5">kāmāsavenā’ti</text:p>
      <text:p text:style-name="P5">pajānāti,</text:p>
      <text:p text:style-name="P5">‘suññamidaṃ</text:p>
      <text:p text:style-name="P5">saññāgataṃ</text:p>
      <text:p text:style-name="P5">bhavāsavenā’ti</text:p>
      <text:p text:style-name="P5">pajānāti,</text:p>
      <text:p text:style-name="P5">‘suññamidaṃ</text:p>
      <text:p text:style-name="P5">saññāgataṃ</text:p>
      <text:p text:style-name="P5">avijjāsavenā’ti</text:p>
      <text:p text:style-name="P5">pajānāti,</text:p>
      <text:p text:style-name="P5">‘atthi</text:p>
      <text:p text:style-name="P5">cevidaṃ</text:p>
      <text:p text:style-name="P5">asuññataṃ</text:p>
      <text:p text:style-name="P5">yadidaṃ</text:p>
      <text:p text:style-name="P5">—</text:p>
      <text:p text:style-name="P5">imameva</text:p>
      <text:p text:style-name="P5">kāyaṃ</text:p>
      <text:p text:style-name="P5">paṭicca</text:p>
      <text:p text:style-name="P5">saḷāyatanikaṃ</text:p>
      <text:p text:style-name="P5">jīvitapaccayā’ti.</text:p>
      <text:p text:style-name="P5">iti</text:p>
      <text:p text:style-name="P5">yañhi</text:p>
      <text:p text:style-name="P5">kho</text:p>
      <text:p text:style-name="P5">tattha</text:p>
      <text:p text:style-name="P5">na</text:p>
      <text:p text:style-name="P5">hoti</text:p>
      <text:p text:style-name="P5">tena</text:p>
      <text:p text:style-name="P5">taṃ</text:p>
      <text:p text:style-name="P5">suññaṃ</text:p>
      <text:p text:style-name="P5">samanupassati,</text:p>
      <text:p text:style-name="P5">yaṃ</text:p>
      <text:p text:style-name="P5">pana</text:p>
      <text:p text:style-name="P5">tattha</text:p>
      <text:p text:style-name="P5">avasiṭṭhaṃ</text:p>
      <text:p text:style-name="P5"><text:soft-page-break/>hoti</text:p>
      <text:p text:style-name="P5">taṃ</text:p>
      <text:p text:style-name="P5">‘santamidaṃ</text:p>
      <text:p text:style-name="P5">atthī’ti</text:p>
      <text:p text:style-name="P5">pajānāti.</text:p>
      <text:p text:style-name="P5">evampissa</text:p>
      <text:p text:style-name="P5">esā,</text:p>
      <text:p text:style-name="P5">ānanda,</text:p>
      <text:p text:style-name="P5">yathābhuccā</text:p>
      <text:p text:style-name="P5">avipallatthā</text:p>
      <text:p text:style-name="P5">parisuddhā</text:p>
      <text:p text:style-name="P5">paramānuttarā</text:p>
      <text:p text:style-name="P5">suññatāvakkanti</text:p>
      <text:p text:style-name="P5">bhavati.</text:p>
      <text:p text:style-name="P5">184.</text:p>
      <text:p text:style-name="P5">“yepi</text:p>
      <text:p text:style-name="P5">hi</text:p>
      <text:p text:style-name="P5">keci,</text:p>
      <text:p text:style-name="P5">ānanda,</text:p>
      <text:p text:style-name="P5">atītamaddhānaṃ</text:p>
      <text:p text:style-name="P5">samaṇā</text:p>
      <text:p text:style-name="P5">vā</text:p>
      <text:p text:style-name="P5">brāhmaṇā</text:p>
      <text:p text:style-name="P5">vā</text:p>
      <text:p text:style-name="P5">parisuddhaṃ</text:p>
      <text:p text:style-name="P5">paramānuttaraṃ</text:p>
      <text:p text:style-name="P5">suññataṃ</text:p>
      <text:p text:style-name="P5">upasampajja</text:p>
      <text:p text:style-name="P5">vihariṃsu,</text:p>
      <text:p text:style-name="P5">sabbe</text:p>
      <text:p text:style-name="P5">te</text:p>
      <text:p text:style-name="P5">imaṃyeva</text:p>
      <text:p text:style-name="P5">parisuddhaṃ</text:p>
      <text:p text:style-name="P5">paramānuttaraṃ</text:p>
      <text:p text:style-name="P5">suññataṃ</text:p>
      <text:p text:style-name="P5">upasampajja</text:p>
      <text:p text:style-name="P5">vihariṃsu.</text:p>
      <text:p text:style-name="P5">yepi</text:p>
      <text:p text:style-name="P5">hi</text:p>
      <text:p text:style-name="P5">keci,</text:p>
      <text:p text:style-name="P5">ānanda,</text:p>
      <text:p text:style-name="P5">anāgatamaddhānaṃ</text:p>
      <text:p text:style-name="P5">samaṇā</text:p>
      <text:p text:style-name="P5">vā</text:p>
      <text:p text:style-name="P5">brāhmaṇā</text:p>
      <text:p text:style-name="P5">vā</text:p>
      <text:p text:style-name="P5">parisuddhaṃ</text:p>
      <text:p text:style-name="P5">paramānuttaraṃ</text:p>
      <text:p text:style-name="P5">suññataṃ</text:p>
      <text:p text:style-name="P5"><text:soft-page-break/>upasampajja</text:p>
      <text:p text:style-name="P5">viharissanti,</text:p>
      <text:p text:style-name="P5">sabbe</text:p>
      <text:p text:style-name="P5">te</text:p>
      <text:p text:style-name="P5">imaṃyeva</text:p>
      <text:p text:style-name="P5">parisuddhaṃ</text:p>
      <text:p text:style-name="P5">paramānuttaraṃ</text:p>
      <text:p text:style-name="P5">suññataṃ</text:p>
      <text:p text:style-name="P5">upasampajja</text:p>
      <text:p text:style-name="P5">viharissanti.</text:p>
      <text:p text:style-name="P5">yepi</text:p>
      <text:p text:style-name="P5">hi</text:p>
      <text:p text:style-name="P5">keci,</text:p>
      <text:p text:style-name="P5">ānanda,</text:p>
      <text:p text:style-name="P5">etarahi</text:p>
      <text:p text:style-name="P5">samaṇā</text:p>
      <text:p text:style-name="P5">vā</text:p>
      <text:p text:style-name="P5">brāhmaṇā</text:p>
      <text:p text:style-name="P5">vā</text:p>
      <text:p text:style-name="P5">parisuddhaṃ</text:p>
      <text:p text:style-name="P5">paramānuttaraṃ</text:p>
      <text:p text:style-name="P5">suññataṃ</text:p>
      <text:p text:style-name="P5">upasampajja</text:p>
      <text:p text:style-name="P5">viharanti,</text:p>
      <text:p text:style-name="P5">sabbe</text:p>
      <text:p text:style-name="P5">te</text:p>
      <text:p text:style-name="P5">imaṃyeva</text:p>
      <text:p text:style-name="P5">parisuddhaṃ</text:p>
      <text:p text:style-name="P5">paramānuttaraṃ</text:p>
      <text:p text:style-name="P5">suññataṃ</text:p>
      <text:p text:style-name="P5">upasampajja</text:p>
      <text:p text:style-name="P5">viharanti.</text:p>
      <text:p text:style-name="P5">tasmātiha,</text:p>
      <text:p text:style-name="P5">ānanda,</text:p>
      <text:p text:style-name="P5">‘parisuddhaṃ</text:p>
      <text:p text:style-name="P5">paramānuttaraṃ</text:p>
      <text:p text:style-name="P5">suññataṃ</text:p>
      <text:p text:style-name="P5">upasampajja</text:p>
      <text:p text:style-name="P5">viharissāmā’ti</text:p>
      <text:p text:style-name="P5">—</text:p>
      <text:p text:style-name="P5">evañhi</text:p>
      <text:p text:style-name="P5">vo,</text:p>
      <text:p text:style-name="P5">ānanda,</text:p>
      <text:p text:style-name="P5">sikkhitabban”ti.</text:p>
      <text:p text:style-name="P5">idamavoca</text:p>
      <text:p text:style-name="P5">bhagavā.</text:p>
      <text:p text:style-name="P5">attamano</text:p>
      <text:p text:style-name="P5">āyasmā</text:p>
      <text:p text:style-name="P5">ānando</text:p>
      <text:p text:style-name="P5"><text:soft-page-break/>bhagavato</text:p>
      <text:p text:style-name="P5">bhāsitaṃ</text:p>
      <text:p text:style-name="P5">abhinandīti.</text:p>
      <text:p text:style-name="P5">cūḷasuññatasuttaṃ</text:p>
      <text:p text:style-name="P5">niṭṭhitaṃ</text:p>
      <text:p text:style-name="P5">paṭhamaṃ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20S</meta:editing-duration>
    <meta:editing-cycles>5</meta:editing-cycles>
    <meta:generator>LibreOffice/4.4.7.2$Windows_x86 LibreOffice_project/f3153a8b245191196a4b6b9abd1d0da16eead600</meta:generator>
    <dc:date>2016-07-24T08:17:10.245000000</dc:date>
    <meta:document-statistic meta:table-count="0" meta:image-count="0" meta:object-count="0" meta:page-count="22" meta:paragraph-count="1034" meta:word-count="1004" meta:character-count="8409" meta:non-whitespace-character-count="8409"/>
    <meta:user-defined meta:name="Info 1"/>
    <meta:user-defined meta:name="Info 2"/>
    <meta:user-defined meta:name="Info 3"/>
    <meta:user-defined meta:name="Info 4"/>
  </office:meta>
</office:document-meta>
</file>